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e209b" officeooo:paragraph-rsid="001a5bd4"/>
    </style:style>
    <style:style style:name="P2" style:family="paragraph" style:parent-style-name="Standard">
      <style:text-properties officeooo:rsid="00239012" officeooo:paragraph-rsid="001a5bd4"/>
    </style:style>
    <style:style style:name="P3" style:family="paragraph" style:parent-style-name="Standard">
      <style:text-properties officeooo:rsid="001e209b" officeooo:paragraph-rsid="001a5bd4"/>
    </style:style>
    <style:style style:name="P4" style:family="paragraph" style:parent-style-name="Standard">
      <style:text-properties officeooo:rsid="001ee652" officeooo:paragraph-rsid="001a5bd4"/>
    </style:style>
    <style:style style:name="P5" style:family="paragraph" style:parent-style-name="Standard">
      <style:text-properties officeooo:rsid="001fbdc7" officeooo:paragraph-rsid="001a5bd4"/>
    </style:style>
    <style:style style:name="P6" style:family="paragraph" style:parent-style-name="Standard">
      <style:text-properties officeooo:rsid="0020103e" officeooo:paragraph-rsid="001a5bd4"/>
    </style:style>
    <style:style style:name="P7" style:family="paragraph" style:parent-style-name="Standard">
      <style:text-properties style:font-name="Liberation Serif" fo:font-style="italic" officeooo:rsid="0020103e" officeooo:paragraph-rsid="001a5bd4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21d917" officeooo:paragraph-rsid="001a5bd4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cc5d6f" officeooo:paragraph-rsid="001a5bd4" style:font-style-asian="italic" style:font-style-complex="italic"/>
    </style:style>
    <style:style style:name="P10" style:family="paragraph" style:parent-style-name="Standard">
      <style:text-properties officeooo:rsid="0021d917" officeooo:paragraph-rsid="001a5bd4"/>
    </style:style>
    <style:style style:name="T1" style:family="text">
      <style:text-properties officeooo:rsid="00f7e3fe"/>
    </style:style>
    <style:style style:name="T2" style:family="text">
      <style:text-properties officeooo:rsid="02beabfe"/>
    </style:style>
    <style:style style:name="T3" style:family="text">
      <style:text-properties officeooo:rsid="00c96199"/>
    </style:style>
    <style:style style:name="T4" style:family="text">
      <style:text-properties officeooo:rsid="009cc7fb"/>
    </style:style>
    <style:style style:name="T5" style:family="text">
      <style:text-properties officeooo:rsid="006ee71e"/>
    </style:style>
    <style:style style:name="T6" style:family="text">
      <style:text-properties officeooo:rsid="009d364c"/>
    </style:style>
    <style:style style:name="T7" style:family="text">
      <style:text-properties officeooo:rsid="001fbdc7"/>
    </style:style>
    <style:style style:name="T8" style:family="text">
      <style:text-properties officeooo:rsid="00ca5dcf"/>
    </style:style>
    <style:style style:name="T9" style:family="text">
      <style:text-properties officeooo:rsid="001ee652"/>
    </style:style>
    <style:style style:name="T10" style:family="text">
      <style:text-properties officeooo:rsid="00cc5d6f"/>
    </style:style>
    <style:style style:name="T11" style:family="text">
      <style:text-properties officeooo:rsid="0020103e"/>
    </style:style>
    <style:style style:name="T12" style:family="text">
      <style:text-properties officeooo:rsid="00097b6f"/>
    </style:style>
    <style:style style:name="T13" style:family="text">
      <style:text-properties officeooo:rsid="0021d917"/>
    </style:style>
    <style:style style:name="T14" style:family="text">
      <style:text-properties officeooo:rsid="00ccc1ad"/>
    </style:style>
    <style:style style:name="T15" style:family="text">
      <style:text-properties officeooo:rsid="009daf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Ещё в то лето мальчики из нашего двора начали приносить <text:span text:style-name="T2">желтоватые</text:span> стреляные гильзы со стрельбища в лесу.</text:p>
      <text:p text:style-name="P4">Мне тоже хотелось посмотреть какое оно — стрельбище, но мальчики объяснили, что ходить туда надо по <text:span text:style-name="T3">особым</text:span> дням, <text:s/>когда там нет стрельб. А то не пустят.</text:p>
      <text:p text:style-name="P4"><text:span text:style-name="T3">Особый день</text:span> <text:span text:style-name="T3">заставил</text:span> <text:span text:style-name="T3">долго себя </text:span>ждать, но <text:span text:style-name="T3">всё-таки</text:span> наступил и мы пошли через лес.</text:p>
      <text:p text:style-name="P4">Стрельбище оказалось большущей поляной с вырытым в песке котлованом, куда шёл крутой спуск.</text:p>
      <text:p text:style-name="P4">Дальн<text:span text:style-name="T4">юю</text:span> стен<text:span text:style-name="T4">у</text:span> котлована <text:span text:style-name="T4">закрывал</text:span> щит из брёвен <text:span text:style-name="T3">по</text:span>клёванных пулями, с квадратиками простреленных бумажных мишеней.</text:p>
      <text:p text:style-name="P4"><text:span text:style-name="T2">Г</text:span>ильзы приходилось долго отыскивать <text:span text:style-name="T4">в песке под ногами</text:span>.</text:p>
      <text:p text:style-name="P4">Они были двух типов — автоматные, <text:span text:style-name="T4">которые</text:span> суж<text:span text:style-name="T4">á</text:span>ются к концу, и мелкие ровные цилиндрики от пистолета ТТ.</text:p>
      <text:p text:style-name="P4">Находкам громко радовались и выменивали их друг у друга.</text:p>
      <text:p text:style-name="P4">Мне <text:span text:style-name="T3">совсем </text:span>не везло и я завидовал. <text:span text:style-name="T5">Всклики</text:span> более находчивы<text:span text:style-name="T5">х</text:span> мальчик<text:span text:style-name="T5">ов тонули в жутковатой тиши стрельбище, недовольного нашим набегом в запретное место</text:span>.</text:p>
      <text:p text:style-name="P4">На другом краю поляны проходила траншея, как на поле боя, в которой песок стен удерживали щиты из досок.</text:p>
      <text:p text:style-name="P4"><text:span text:style-name="T3">Через поле, поперёк </text:span><text:s/>траншеи, <text:span text:style-name="T6">тянулись</text:span> рельсы узкоколейки, по <text:span text:style-name="T2">ним</text:span>, из конца в конец, громых<text:span text:style-name="T6">ал</text:span> колёсами большой фанерный макет танка на тележк<text:span text:style-name="T6">е, когда его потащат</text:span> трос<text:span text:style-name="T3">ы</text:span> ручной лебёдки.</text:p>
      <text:p text:style-name="P4">Мальчики <text:span text:style-name="T6">начали</text:span> играть с макетом.</text:p>
      <text:p text:style-name="P4">Я тоже посидел разок в траншее, пока над головой прокатится по рельсам фанерный танк, а потом пошёл на зов от края поля — <text:span text:style-name="T7">что нужна моя помощь.</text:span></text:p>
      <text:p text:style-name="P5">Мы тянули за трос, под<text:span text:style-name="T8">таскивая</text:span> его к горизонтальному блоку, чтобы <text:span text:style-name="T6">у </text:span>мальчик<text:span text:style-name="T6">ов</text:span> на той стороне поля боя легче крути<text:span text:style-name="T6">лась</text:span> лебёдк<text:span text:style-name="T6">а,</text:span> приводящ<text:span text:style-name="T6">ая</text:span> в движение <text:span text:style-name="T2">тележку</text:span> с танком.</text:p>
      <text:p text:style-name="P5">В какой-то момент я зазевался <text:span text:style-name="T8">и</text:span> не успел отдёрнуть руку <text:span text:style-name="T9">— трос втянул</text:span> мой мизинец <text:s/>в ручей блока. </text:p>
      <text:p text:style-name="P5">Боль в защемлённом пальце выжала из меня истошный вопль и фонтаном брызнувшие слёзы.</text:p>
      <text:p text:style-name="P5">Ребята у лебёдки, слыша моё уююканье и крик <text:span text:style-name="T10">мальчиков</text:span>: «стой! палец!», смогли остановить лебёдку, когда до выхода из ручья блока оставалось сантиметра два, и начали крутить в обратную сторону, протаскивая мой мизинец туда, где он был изначально закушен толстым стальным тросом.</text:p>
      <text:p text:style-name="P5">Безобразно сплющенный, бледно почернелый палец, измазанный кровью лопнувшей кожи, медленно вызволился из пасти блока.</text:p>
      <text:p text:style-name="P5">Он мгновенно распух и его обвязали платком, и сказали <text:span text:style-name="T10">мне </text:span>скорее бежать домой.</text:p>
      <text:p text:style-name="P5">И я побежал, чувствуя, как болезненно отдаются толчки пульса в пожёванном пальце.</text:p>
      <text:p text:style-name="P5">Дома мама велела сунуть <text:span text:style-name="T2">мизинец</text:span> под струю воды из крана над кухонной раковиной, <text:span text:style-name="T11">несколько раз согнула и разогнула его и, смазав щипучим йодом, натуго обмотала бинтом, превратив в толстый негнущийся кокон, в котором всё-таки отдавались удары сердца.</text:span></text:p>
      <text:p text:style-name="P6">Она сказала мне не реветь, как коровушка, и что до свадьбы заживёт...</text:p>
      <text:p text:style-name="P6"/>
      <text:p text:style-name="P7"><text:span text:style-name="T12">(...и</text:span> вместе с тем, детство вовсе не питомник садомазохизма: «ай, мне пальчик защемили! ой, я головкой тюпнулся!»</text:p>
      <text:p text:style-name="P7">Просто некоторые встряски оставляют более глубокие зарубки в памяти.</text:p>
      <text:p text:style-name="P7">Жаль, что память не удерживает то непрестанно восхищённое состояние открытия, когда песчинка, прилипшая к лезвию перочинного ножа, содержит в себе неисчислимые миры и галактики, <text:span text:style-name="T6">когда любая мелочь, чепуховинка,</text:span> есть обещан<text:span text:style-name="T10">ь</text:span>ем и залогом далёких странствий и головокружительных приключений.</text:p>
      <text:p text:style-name="P7">Мы вырастаем, наращивая защитную броню, доспехи <text:span text:style-name="T13">необходимые для преуспеяния в мире </text:span><text:soft-page-break/><text:span text:style-name="T13">взрослом: я — халат <text:s/>доктора, ты — куртку гаишника; каждый из нас — нужный винтик в машине общества, у каждого отстругнуты ненужности типа вглядывания в огнетушители, или складывания лиц из морозных узоров на оконном стекле.</text:span></text:p>
      <text:p text:style-name="P7">Сейчас на <text:span text:style-name="T13">пальцах </text:span>моих <text:span text:style-name="T13">рук есть несколько застарелых шрамов: этот вот от ножа, этот вообще приблудный — не помню откуда взялся, а тут топором тюкнуто... Но вот на мизинцах не могу и следа различить от той трособлочной травмы.</text:span></text:p>
      <text:p text:style-name="P8"><text:s/>Память — забывчива, тело — заплывчиво...</text:p>
      <text:p text:style-name="P8">Но <text:span text:style-name="T6">мне известны</text:span> поговорки и посвежее; совсем <text:span text:style-name="T14">недавно и очень даже </text:span>неплохо кем-то сказано: «лето — это маленькая жизнь»...<text:span text:style-name="T12">)</text:span></text:p>
      <text:p text:style-name="P9"/>
      <text:p text:style-name="P10">В детстве не только лето, а и всякий день — маленькая жизнь.</text:p>
      <text:p text:style-name="P10">В детстве время заторможено — оно не летит, не течёт, и даже не движется, покуда не подпихнёшь.</text:p>
      <text:p text:style-name="P10">Бедняги детишки давно бы пропали, пересекая эту безграничную пустыню застывшего времени в начале их жизней, если б их не выручали игры.</text:p>
      <text:p text:style-name="P10"/>
      <text:p text:style-name="P10">А в то лето, когда играть надоедало, или не с кем было, у меня уже имелось прибежище.</text:p>
      <text:p text:style-name="P10">Диван.</text:p>
      <text:p text:style-name="P10">Вот где настоящая жизнь!</text:p>
      <text:p text:style-name="P10">С приключениями героев Беляева, Гайдара, Жюль Верна.</text:p>
      <text:p text:style-name="P10">Хотя для приключений годится не только диван.</text:p>
      <text:p text:style-name="P10">Один раз я целый летний день провёл на балконе, снаружи комнаты родителей, за чтением книги про доисторических людей — чунга и помы.</text:p>
      <text:p text:style-name="P2">На них была шерсть, как на животных, и они жили на деревьях.</text:p>
      <text:p text:style-name="P2">Но случайно обломившийся сук помог оборониться от тигра и они начали носить с собой палку.</text:p>
      <text:p text:style-name="P2">Потом <text:span text:style-name="T6">случился</text:span> пожар; <text:span text:style-name="T6">наступило </text:span>похолодание.</text:p>
      <text:p text:style-name="P2">Племя бродило в поисках пищи, <text:span text:style-name="T6">об</text:span>учалось добывать огонь и разговаривать друг с другом.</text:p>
      <text:p text:style-name="P2">В последней главе постарелая пома не смогла больше идти и отстала от племени, а её чунг остался рядом с ней — замерзать в снегу.</text:p>
      <text:p text:style-name="P2">А дети их пошли дальше. Они уже повзрослели и были не такие мохнатые, как их родители, и от холода защищались шкурами других животных.</text:p>
      <text:p text:style-name="P2"/>
      <text:p text:style-name="P2">Книга была не очень толстая, но я читал её целый день, пока солнце, поднявшись слева — позади леса за домами Квартала, неприметно передвигалось по небу, чтобы уйти за соседний квартал справа.</text:p>
      <text:p text:style-name="P2">В какой-то момент, видно для отдыха от безотрывного чтения, я протиснулся меж вертикальных железных прутьев под перилами и стал прохаживаться по бетонной кромке балкона по ту сторону ограждения.</text:p>
      <text:p text:style-name="P2"><text:span text:style-name="T15">Это совсем не</text:span> страшно, ведь я крепко хватался за прутья, как чунг и пома, когда ещё жили на деревьях.</text:p>
      <text:p text:style-name="P2">Но проходивший внизу незнакомый дядя отругал меня и велел залезть обратно, и ещё пригрозил, что скажет моим родителям.</text:p>
      <text:p text:style-name="P2">Их не было дома и он пожаловался соседям. Те потом <text:span text:style-name="T1">наябедничали</text:span> маме и она взяла с меня обещание никогда больше так не делать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47:09.354425257</meta:creation-date>
    <dc:date>2017-02-27T20:47:16.148627456</dc:date>
    <dc:creator>sehrguey </dc:creator>
    <meta:editing-duration>PT6S</meta:editing-duration>
    <meta:editing-cycles>1</meta:editing-cycles>
    <meta:document-statistic meta:table-count="0" meta:image-count="0" meta:object-count="0" meta:page-count="2" meta:paragraph-count="49" meta:word-count="878" meta:character-count="5660" meta:non-whitespace-character-count="4809"/>
    <meta:generator>LibreOffice/4.3.3.2$Linux_x86 LibreOffice_project/430m0$Build-2</meta:generator>
  </office:meta>
</office:document-meta>
</file>